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.Dispatcher( int id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emplateTests.testSQLErrorCodeTranslationWithSpecified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TemplateTests.testSq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Tests.testStaticResultSet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TemplateTests.testBatchUpdate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dbcTemplateTests.testCloseConnectionO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Handler.ge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Tests.testIgnored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emplateTests.testEquallyName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TemplateTests.testBatch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TemplateTests.testBogus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emplateTests.testBatchUpdateWithBatch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TemplateTests.testCouldNotGetConnectionInOperationWithExceptionTranslatorInitializedViaB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BatchUpdateWithNoBatchSupportAnd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TemplateTests.setValuesIfAvailable( PreparedStatement ps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Tests.testUseCustom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TemplateTests.testStringsWithPreparedStateme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TemplateTests.get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ConnectionCallbackWithStatemen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TemplateTests.doTestStrings( Integer fetchSize , Integer maxRows , Integer queryTimeout , Object argument , JdbcTemplateCallback jdbcTemplateCallbac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JdbcTemplateTests.testInterruptibleBatchUpdateWithBase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TemplateTests.testSqlUpdateEncounters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Tests.testSQLErrorCode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.createPreparedStatement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TemplateTests.testInterruptibleBatchUpdateWithBaseClassAndNoBatch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ringHandler.processRow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BatchUpdateWithNoBatch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TemplateTests.testStringsWithStatic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BatchUpdateWithCollectionOf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dbcTemplateTests.testCouldNo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Tests.testFatal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TemplateTests.testPreparedStatementSetterSuccee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TemplateTests.testBatchUpdateWithListOfObjectArraysPlus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TemplateTests.testCouldNotGetConnectionInOperationWithExceptionTranslatorInitializedIn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InterruptibleBatch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dbcTemplateTests.testBea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TemplateTests.testSqlUpdate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TemplateTests.testBatchUpdateWithListOfObject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TemplateTests.testStringsWithEmptyPreparedStateme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emplateTests.testBatchUpdateWithPreparedStatementAndNoBatch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TemplateTests.testCaseInsensitiveResult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TemplateTests.testConnection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Tests.testPreparedStatementSetter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emplateTests.testSqlUpdateWithThrea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Tests.testExceptionComes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TemplateTests.testCouldNotGetConnectionForOperationOr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Tests.testLeaveConnectionOpenO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emplateTests.doTestCouldNotGetConnectionInOperationWithExceptionTranslatorInitialized( boolean bean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dbcTemplateTests.testCouldNotGetConnectionForOperationWithLazy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Tests.isBatchExhaust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BatchUpdateWithPrepared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dbcTemplateTests.testBatchUpdateWith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TemplateTests.testExecut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TemplateTests.setValues( PreparedStatement p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StringsWithEmptyPreparedStatemen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emplateTests.testStringsWithStaticSqlAndFetchSizeAnd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testStringsWithPreparedStatemen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Tests.mockDatabaseMetaData( boolean supportsBatchUp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